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fill="solid" draw:fill-color="#b2b2b2" fo:min-height="2.886cm"/>
    </style:style>
    <style:style style:name="pr3" style:family="presentation" style:parent-style-name="Standard-outline1">
      <style:graphic-properties draw:fill="solid" draw:fill-color="#b2b2b2" fo:min-height="2.724cm"/>
    </style:style>
    <style:style style:name="pr4" style:family="presentation" style:parent-style-name="Standard-outline1">
      <style:graphic-properties draw:fill="solid" draw:fill-color="#b2b2b2" fo:min-height="2.8cm"/>
    </style:style>
    <style:style style:name="pr5" style:family="presentation" style:parent-style-name="Standard-outline1">
      <style:graphic-properties draw:fill="solid" draw:fill-color="#b2b2b2" fo:min-height="2.763cm"/>
    </style:style>
    <style:style style:name="pr6" style:family="presentation" style:parent-style-name="Standard-outline1">
      <style:graphic-properties draw:fill="solid" draw:fill-color="#b2b2b2" fo:min-height="2.81cm"/>
    </style:style>
    <style:style style:name="pr7" style:family="presentation" style:parent-style-name="Standard-outline1">
      <style:graphic-properties draw:fill="solid" draw:fill-color="#66ccff" fo:min-height="2.763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-title">
      <style:graphic-properties draw:auto-grow-height="true" fo:min-height="3.506cm"/>
    </style:style>
    <style:style style:name="pr10" style:family="presentation" style:parent-style-name="Standard-outline1">
      <style:graphic-properties draw:fill="solid" draw:fill-color="#99cc99" draw:auto-grow-height="true" fo:min-height="2.724cm"/>
    </style:style>
    <style:style style:name="pr11" style:family="presentation" style:parent-style-name="Standard-outline1">
      <style:graphic-properties draw:fill="solid" draw:fill-color="#009933" draw:auto-grow-height="true" fo:min-height="3.486cm"/>
    </style:style>
    <style:style style:name="pr12" style:family="presentation" style:parent-style-name="Standard-outline1">
      <style:graphic-properties draw:fill="solid" draw:fill-color="#99cc99" draw:auto-grow-height="true" fo:min-height="2.8cm"/>
    </style:style>
    <style:style style:name="pr13" style:family="presentation" style:parent-style-name="Standard-outline1">
      <style:graphic-properties draw:fill="solid" draw:fill-color="#cccc99" draw:auto-grow-height="true" fo:min-height="8.447cm"/>
    </style:style>
    <style:style style:name="pr14" style:family="presentation" style:parent-style-name="Standard-outline1">
      <style:graphic-properties draw:fill="solid" draw:fill-color="#ffff99" draw:auto-grow-height="true" fo:min-height="8.326cm"/>
    </style:style>
    <style:style style:name="pr15" style:family="presentation" style:parent-style-name="Standard-outline1">
      <style:graphic-properties draw:fill="solid" draw:fill-color="#cccc99" draw:auto-grow-height="true" fo:min-height="8.292cm"/>
    </style:style>
    <style:style style:name="pr16" style:family="presentation" style:parent-style-name="Standard-outline1">
      <style:graphic-properties draw:fill="solid" draw:fill-color="#ffccff" draw:auto-grow-height="true" fo:min-height="2.724cm"/>
    </style:style>
    <style:style style:name="pr1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draw:frame presentation:style-name="pr1" draw:layer="layout" svg:width="25.199cm" svg:height="3.506cm" svg:x="1.4cm" svg:y="0.837cm" presentation:class="title">
          <draw:text-box>
            <text:p>GameEngine</text:p>
          </draw:text-box>
        </draw:frame>
        <draw:frame presentation:style-name="pr2" draw:layer="layout" svg:width="8.113cm" svg:height="2.886cm" svg:x="10cm" svg:y="4.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</text:list>
            <text:p text:style-name="P1">GameBoards</text:p>
          </draw:text-box>
        </draw:frame>
        <draw:frame presentation:style-name="pr3" draw:layer="layout" svg:width="8.113cm" svg:height="2.724cm" svg:x="9.887cm" svg:y="8.4cm" presentation:class="outline" presentation:user-transformed="true">
          <draw:text-box>
            <text:p text:style-name="P1"><text:span text:style-name="T2"/></text:p>
            <text:p text:style-name="P1">GameBoard</text:p>
          </draw:text-box>
        </draw:frame>
        <draw:frame presentation:style-name="pr4" draw:text-style-name="P1" draw:layer="layout" svg:width="8.113cm" svg:height="2.8cm" svg:x="9.887cm" svg:y="11.8cm" presentation:class="outline" presentation:user-transformed="true">
          <draw:text-box>
            <text:p text:style-name="P1"><text:span text:style-name="T2"/></text:p>
            <text:p text:style-name="P1">Player</text:p>
          </draw:text-box>
        </draw:frame>
        <draw:frame presentation:style-name="pr5" draw:text-style-name="P1" draw:layer="layout" svg:width="8.113cm" svg:height="2.763cm" svg:x="0.687cm" svg:y="11.637cm" presentation:class="outline" presentation:user-transformed="true">
          <draw:text-box>
            <text:p text:style-name="P1"><text:span text:style-name="T2"/></text:p>
            <text:p text:style-name="P1">Square</text:p>
          </draw:text-box>
        </draw:frame>
        <draw:frame presentation:style-name="pr6" draw:text-style-name="P1" draw:layer="layout" svg:width="8.113cm" svg:height="2.81cm" svg:x="18.929cm" svg:y="8.39cm" presentation:class="outline" presentation:user-transformed="true">
          <draw:text-box>
            <text:p text:style-name="P1"><text:span text:style-name="T2"/></text:p>
            <text:p text:style-name="P1">Position</text:p>
          </draw:text-box>
        </draw:frame>
        <draw:frame presentation:style-name="pr5" draw:text-style-name="P1" draw:layer="layout" svg:width="8.113cm" svg:height="2.763cm" svg:x="9.887cm" svg:y="15.437cm" presentation:class="outline" presentation:user-transformed="true">
          <draw:text-box>
            <text:p text:style-name="P1"><text:span text:style-name="T2"/></text:p>
            <text:p text:style-name="P1">Boat</text:p>
          </draw:text-box>
        </draw:frame>
        <draw:frame presentation:style-name="pr7" draw:text-style-name="P1" draw:layer="layout" svg:width="8.113cm" svg:height="2.763cm" svg:x="19.287cm" svg:y="17.637cm" presentation:class="outline" presentation:user-transformed="true">
          <draw:text-box>
            <text:p text:style-name="P1"><text:span text:style-name="T2"/></text:p>
            <text:p text:style-name="P1">BoatTyp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4">
        <draw:frame presentation:style-name="pr9" draw:layer="layout" svg:width="25.199cm" svg:height="3.506cm" svg:x="1.4cm" svg:y="0.837cm" presentation:class="title">
          <draw:text-box>
            <text:p>Webbapplikation</text:p>
          </draw:text-box>
        </draw:frame>
        <draw:frame presentation:style-name="pr10" draw:text-style-name="P1" draw:layer="layout" svg:width="8.113cm" svg:height="2.724cm" svg:x="18.887cm" svg:y="4.876cm" presentation:class="outline" presentation:user-transformed="true">
          <draw:text-box>
            <text:p text:style-name="P1"><text:span text:style-name="T2"/></text:p>
            <text:p text:style-name="P1">EmailModel</text:p>
          </draw:text-box>
        </draw:frame>
        <draw:frame presentation:style-name="pr11" draw:text-style-name="P1" draw:layer="layout" svg:width="8.4cm" svg:height="3.486cm" svg:x="10cm" svg:y="8cm" presentation:class="outline" presentation:user-transformed="true">
          <draw:text-box>
            <text:p text:style-name="P1"><text:span text:style-name="T3"/></text:p>
            <text:p text:style-name="P1">HomeController</text:p>
          </draw:text-box>
        </draw:frame>
        <draw:frame presentation:style-name="pr12" draw:text-style-name="P1" draw:layer="layout" svg:width="8.113cm" svg:height="2.8cm" svg:x="1.2cm" svg:y="4.6cm" presentation:class="outline" presentation:user-transformed="true">
          <draw:text-box>
            <text:p text:style-name="P1"><text:span text:style-name="T2"/></text:p>
            <text:p text:style-name="P1">GameModel</text:p>
          </draw:text-box>
        </draw:frame>
        <draw:frame presentation:style-name="pr13" draw:text-style-name="P2" draw:layer="layout" svg:width="8.113cm" svg:height="8.447cm" svg:x="18.439cm" svg:y="12.153cm" presentation:class="outline" presentation:user-transformed="true">
          <draw:text-box>
            <text:p text:style-name="P2"><text:span text:style-name="T4"/></text:p>
            <text:p text:style-name="P2"><text:span text:style-name="T4">Game</text:span></text:p>
            <text:p text:style-name="P2"><text:span text:style-name="T4">Shoot</text:span></text:p>
            <text:p text:style-name="P2"><text:span text:style-name="T4">GameUpdate</text:span></text:p>
            <text:p text:style-name="P2"><text:span text:style-name="T4">(GameTestInfo)</text:span></text:p>
          </draw:text-box>
        </draw:frame>
        <draw:frame presentation:style-name="pr14" draw:text-style-name="P2" draw:layer="layout" svg:width="8.113cm" svg:height="8.326cm" svg:x="9.919cm" svg:y="12.274cm" presentation:class="outline" presentation:user-transformed="true">
          <draw:text-box>
            <text:p text:style-name="P2"><text:span text:style-name="T4"/></text:p>
            <text:p text:style-name="P2"><text:span text:style-name="T4">StartNewGame</text:span></text:p>
            <text:p text:style-name="P2"><text:span text:style-name="T4">JoinNewGame</text:span></text:p>
            <text:p text:style-name="P2"><text:span text:style-name="T4">EmailFriend</text:span></text:p>
          </draw:text-box>
        </draw:frame>
        <draw:frame presentation:style-name="pr15" draw:text-style-name="P2" draw:layer="layout" svg:width="8.113cm" svg:height="8.539cm" svg:x="1.287cm" svg:y="12.2cm" presentation:class="outline" presentation:user-transformed="true">
          <draw:text-box>
            <text:p text:style-name="P2"><text:span text:style-name="T4"/></text:p>
            <text:p text:style-name="P2"><text:span text:style-name="T4">Index</text:span></text:p>
            <text:p text:style-name="P2"><text:span text:style-name="T4">NewGame</text:span></text:p>
            <text:p text:style-name="P2"><text:span text:style-name="T4">JoinGame</text:span></text:p>
            <text:p text:style-name="P2"><text:span text:style-name="T4">Waiting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16" draw:text-style-name="P3" draw:layer="layout" svg:width="8.113cm" svg:height="2.724cm" svg:x="1.2cm" svg:y="8.6cm" presentation:class="outline" presentation:user-transformed="true">
          <draw:text-box>
            <text:p text:style-name="P3"><text:span text:style-name="T2"/></text:p>
            <text:p text:style-name="P3"><text:span text:style-name="T5">MessageHand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smus Berg</meta:initial-creator>
    <meta:creation-date>2018-02-01T08:33:04.54</meta:creation-date>
    <meta:editing-duration>PT8M51S</meta:editing-duration>
    <meta:editing-cycles>3</meta:editing-cycles>
    <dc:date>2018-02-01T09:43:21.91</dc:date>
    <dc:creator>Rasmus Berg</dc:creator>
    <meta:generator>OpenOffice/4.1.3$Win32 OpenOffice.org_project/413m1$Build-9783</meta:generator>
    <meta:document-statistic meta:object-count="41"/>
  </office:meta>
</office:document-meta>
</file>